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cfb" officeooo:paragraph-rsid="000cbcfb"/>
    </style:style>
    <style:style style:name="P2" style:family="paragraph" style:parent-style-name="Standard">
      <style:text-properties fo:font-size="16pt" fo:font-weight="bold" officeooo:rsid="000cbcfb" officeooo:paragraph-rsid="000cbcfb" style:font-weight-asian="bold" style:font-weight-complex="bold"/>
    </style:style>
    <style:style style:name="P3" style:family="paragraph" style:parent-style-name="Standard">
      <style:text-properties fo:font-size="16pt" fo:font-weight="bold" officeooo:rsid="000ded30" officeooo:paragraph-rsid="000ded30" style:font-weight-asian="bold" style:font-weight-complex="bold"/>
    </style:style>
    <style:style style:name="P4" style:family="paragraph" style:parent-style-name="Standard">
      <style:text-properties fo:font-size="16pt" fo:font-weight="bold" officeooo:rsid="000f14b4" officeooo:paragraph-rsid="000f14b4" style:font-weight-asian="bold" style:font-weight-complex="bold"/>
    </style:style>
    <style:style style:name="P5" style:family="paragraph" style:parent-style-name="Standard">
      <style:text-properties fo:font-size="12pt" officeooo:rsid="000cbcfb" officeooo:paragraph-rsid="000cbcfb"/>
    </style:style>
    <style:style style:name="P6" style:family="paragraph" style:parent-style-name="Standard" style:list-style-name="L1">
      <style:text-properties fo:font-size="12pt" officeooo:rsid="000cbcfb" officeooo:paragraph-rsid="000cbcfb"/>
    </style:style>
    <style:style style:name="P7" style:family="paragraph" style:parent-style-name="Standard" style:list-style-name="L2">
      <style:text-properties fo:font-size="12pt" officeooo:rsid="000cbcfb" officeooo:paragraph-rsid="000cbcfb"/>
    </style:style>
    <style:style style:name="P8" style:family="paragraph" style:parent-style-name="Standard">
      <style:text-properties fo:font-size="12pt" fo:font-weight="normal" officeooo:rsid="000ded30" officeooo:paragraph-rsid="000ded30" style:font-weight-asian="normal" style:font-weight-complex="normal"/>
    </style:style>
    <style:style style:name="P9" style:family="paragraph" style:parent-style-name="Standard" style:list-style-name="L3">
      <style:text-properties fo:font-size="12pt" fo:font-weight="normal" officeooo:rsid="000f14b4" officeooo:paragraph-rsid="000f14b4" style:font-weight-asian="normal" style:font-weight-complex="normal"/>
    </style:style>
    <style:style style:name="P10" style:family="paragraph" style:parent-style-name="Standard">
      <style:text-properties fo:font-size="12pt" fo:font-weight="normal" officeooo:rsid="000f14b4" officeooo:paragraph-rsid="000f14b4" style:font-weight-asian="normal" style:font-weight-complex="normal"/>
    </style:style>
    <style:style style:name="T1" style:family="text">
      <style:text-properties fo:font-size="26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<text:span text:style-name="T1">Word2Vec Summary</text:span></text:p>
      <text:p text:style-name="P5">Word2Vec is a model in which a network is trained to represent each word in the text corpus in form of an embedding, which is a vector containing numbers.</text:p>
      <text:p text:style-name="P5">These embeddings can be used to perform a variety of tasks such a :-</text:p>
      <text:list xml:id="list668996109" text:style-name="L1">
        <text:list-item>
          <text:p text:style-name="P6">finding similarity between two words</text:p>
        </text:list-item>
        <text:list-item>
          <text:p text:style-name="P6">searching for top ten most similar words to a given words</text:p>
        </text:list-item>
        <text:list-item>
          <text:p text:style-name="P6">finding analogies</text:p>
        </text:list-item>
      </text:list>
      <text:p text:style-name="P5"/>
      <text:p text:style-name="P5"/>
      <text:p text:style-name="P5">There are two main approaches while training this model and creating word embeddings:-</text:p>
      <text:list xml:id="list478633790" text:style-name="L2">
        <text:list-item>
          <text:p text:style-name="P7">Skip-gram </text:p>
        </text:list-item>
        <text:list-item>
          <text:p text:style-name="P7">Continuous Bag of Words </text:p>
        </text:list-item>
      </text:list>
      <text:p text:style-name="P5"/>
      <text:p text:style-name="P2">Skip-gram</text:p>
      <text:p text:style-name="P8">Input – a single word</text:p>
      <text:p text:style-name="P8">Output – probability of each word in corpus being in context of the given input word</text:p>
      <text:p text:style-name="P8"/>
      <text:p text:style-name="P3">Continuous Bag Of Words(CBOW)</text:p>
      <text:p text:style-name="P8">Inputs – context of a word in sentence/phrase</text:p>
      <text:p text:style-name="P8">Output – a single word(in one-hot encoded form, each value being a number from probability distribution)</text:p>
      <text:p text:style-name="P8">Loss – categorical cross entropy loss</text:p>
      <text:p text:style-name="P8"/>
      <text:p text:style-name="P3">Preparing data for CBOW</text:p>
      <text:list xml:id="list1647232546" text:style-name="L3">
        <text:list-item>
          <text:p text:style-name="P9">converting each vector in vocabulary to one-hot encoded representation</text:p>
        </text:list-item>
        <text:list-item>
          <text:p text:style-name="P9">forming a list of (context word, target word) , choosing a suitable window size</text:p>
        </text:list-item>
      </text:list>
      <text:p text:style-name="P10"/>
      <text:p text:style-name="P4">Architecture of model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1:10:14.918000000</meta:creation-date>
    <dc:date>2020-05-21T14:10:13.944000000</dc:date>
    <meta:editing-duration>PT23H28M13S</meta:editing-duration>
    <meta:editing-cycles>1</meta:editing-cycles>
    <meta:document-statistic meta:table-count="0" meta:image-count="0" meta:object-count="0" meta:page-count="1" meta:paragraph-count="20" meta:word-count="169" meta:character-count="1055" meta:non-whitespace-character-count="850"/>
    <meta:generator>LibreOffice/6.3.3.2$Windows_X86_64 LibreOffice_project/a64200df03143b798afd1ec74a12ab50359878ed</meta:generator>
  </office:meta>
</office:document-meta>
</file>